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a23" officeooo:paragraph-rsid="000b7a23"/>
    </style:style>
    <style:style style:name="P2" style:family="paragraph" style:parent-style-name="Standard">
      <style:text-properties fo:language="en" fo:country="US" officeooo:rsid="000b7a23" officeooo:paragraph-rsid="000b7a23"/>
    </style:style>
    <style:style style:name="P3" style:family="paragraph" style:parent-style-name="Standard">
      <style:text-properties officeooo:rsid="000bd2c6" officeooo:paragraph-rsid="000bd2c6"/>
    </style:style>
    <style:style style:name="P4" style:family="paragraph" style:parent-style-name="Standard">
      <style:text-properties fo:color="#0008ff" loext:opacity="100%" fo:language="en" fo:country="US" officeooo:rsid="000b7a23" officeooo:paragraph-rsid="000b7a23"/>
    </style:style>
    <style:style style:name="P5" style:family="paragraph" style:parent-style-name="Standard">
      <style:text-properties fo:color="#0008ff" loext:opacity="100%" fo:language="en" fo:country="US" officeooo:rsid="000b7a23" officeooo:paragraph-rsid="000bd2c6"/>
    </style:style>
    <style:style style:name="P6" style:family="paragraph" style:parent-style-name="Standard">
      <style:text-properties fo:color="#0008ff" loext:opacity="100%" fo:language="en" fo:country="US" officeooo:rsid="000bd2c6" officeooo:paragraph-rsid="000bd2c6"/>
    </style:style>
    <style:style style:name="P7" style:family="paragraph" style:parent-style-name="Standard">
      <style:text-properties fo:color="#0008ff" loext:opacity="100%" fo:language="en" fo:country="US" officeooo:rsid="000d9760" officeooo:paragraph-rsid="000d9760"/>
    </style:style>
    <style:style style:name="T1" style:family="text">
      <style:text-properties officeooo:rsid="000bd2c6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d97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 15-10-2024</text:p>
      <text:p text:style-name="P3">López Ramos Asael Efraín </text:p>
      <text:p text:style-name="P3"/>
      <text:p text:style-name="P1"/>
      <text:p text:style-name="P4">a smartphone — a paper clip — a webcam – <text:span text:style-name="T1">a pencil – invisible tape</text:span></text:p>
      <text:p text:style-name="P2"/>
      <text:p text:style-name="P2">I use the smar<text:span text:style-name="T1">t</text:span>phone to watch videos and play video games.</text:p>
      <text:p text:style-name="P2"/>
      <text:p text:style-name="P2">You use a paper clip to keep the papers together.</text:p>
      <text:p text:style-name="P2"/>
      <text:p text:style-name="P2">You use a webcam <text:span text:style-name="T1">for streaming</text:span> online and meetings.</text:p>
      <text:p text:style-name="P2"/>
      <text:p text:style-name="P2">I use the pencil for writing a letter and paint on my notebook.</text:p>
      <text:p text:style-name="P2"/>
      <text:p text:style-name="P2">I use the invisible tape to <text:span text:style-name="T1">stick</text:span> <text:span text:style-name="T1">an advertisement and repair things.</text:span></text:p>
      <text:p text:style-name="P2"/>
      <text:p text:style-name="P2"/>
      <text:p text:style-name="P5"><text:span text:style-name="T1">Operating system – Application App –Database – Antivirus – Malware </text:span></text:p>
      <text:p text:style-name="P7"><text:span text:style-name="T2"/></text:p>
      <text:p text:style-name="P7"><text:span text:style-name="T2"/></text:p>
      <text:p text:style-name="P7"><text:span text:style-name="T2">An operating system is used for connecting software and hardware. </text:span></text:p>
      <text:p text:style-name="P7"/>
      <text:p text:style-name="P6"><text:span text:style-name="T2">An application is </text:span><text:span text:style-name="T3">used </text:span><text:span text:style-name="T2">for doing daily tasks.</text:span></text:p>
      <text:p text:style-name="P6"><text:span text:style-name="T2"/></text:p>
      <text:p text:style-name="P6"><text:span text:style-name="T2">A database is use</text:span><text:span text:style-name="T3">d</text:span><text:span text:style-name="T2"> for saving data.</text:span></text:p>
      <text:p text:style-name="P6"><text:span text:style-name="T2"/></text:p>
      <text:p text:style-name="P7"><text:span text:style-name="T2">An antivirus is use to keep your computer safe of hackers.</text:span></text:p>
      <text:p text:style-name="P7"><text:span text:style-name="T2"/></text:p>
      <text:p text:style-name="P7"><text:span text:style-name="T2">A malware is used for stealing your information.</text:span></text:p>
      <text:p text:style-name="P6"><text:span text:style-name="T2"/></text:p>
      <text:p text:style-name="P6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8:08:52.525000000</meta:creation-date>
    <meta:print-date>2024-10-15T08:50:35.270000000</meta:print-date>
    <meta:printed-by>Archivos PDF</meta:printed-by>
    <dc:date>2024-10-15T08:50:45.567000000</dc:date>
    <meta:editing-duration>PT10S</meta:editing-duration>
    <meta:editing-cycles>1</meta:editing-cycles>
    <meta:document-statistic meta:table-count="0" meta:image-count="0" meta:object-count="0" meta:page-count="1" meta:paragraph-count="15" meta:word-count="123" meta:character-count="715" meta:non-whitespace-character-count="595"/>
    <meta:generator>LibreOffice/24.2.3.2$Windows_X86_64 LibreOffice_project/433d9c2ded56988e8a90e6b2e771ee4e6a5ab2ba</meta:generator>
  </office:meta>
</office:document-meta>
</file>